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405cm" fo:min-width="13.693cm"/>
    </style:style>
    <style:style style:name="gr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9.51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cm" fo:min-width="2.906cm"/>
    </style:style>
    <style:style style:name="gr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651cm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0.84cm"/>
    </style:style>
    <style:style style:name="gr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2.804cm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052cm"/>
    </style:style>
    <style:style style:name="gr1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054cm" fo:min-width="5.673cm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2.114cm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56cm" fo:min-width="9.63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cm" fo:min-width="2.9cm"/>
    </style:style>
    <style:style style:name="gr1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5cm" fo:min-width="3.482cm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4.049cm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619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cm" fo:min-width="1.9cm"/>
    </style:style>
    <style:style style:name="gr1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365cm"/>
    </style:style>
    <style:style style:name="gr1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703cm" fo:min-width="2.521cm"/>
    </style:style>
    <style:style style:name="gr2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08cm" fo:min-width="2.64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5cm" fo:min-width="2.25cm"/>
    </style:style>
    <style:style style:name="gr2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82cm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cm" fo:min-width="4.111cm"/>
    </style:style>
    <style:style style:name="gr2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3.469cm"/>
    </style:style>
    <style:style style:name="gr2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8.854cm"/>
    </style:style>
    <style:style style:name="gr2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8.231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55cm" fo:min-width="2.3cm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562cm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65cm"/>
    </style:style>
    <style:style style:name="gr3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55cm" fo:min-width="9.939cm"/>
    </style:style>
    <style:style style:name="gr3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45cm" fo:min-width="9.612cm"/>
    </style:style>
    <style:style style:name="gr3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782cm"/>
    </style:style>
    <style:style style:name="gr33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3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808cm"/>
    </style:style>
    <style:style style:name="gr35" style:family="graphic" style:parent-style-name="standard">
      <style:graphic-properties draw:stroke="none" draw:fill="none" fo:min-height="0.56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3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525cm" fo:min-width="1.039cm"/>
    </style:style>
    <style:style style:name="gr3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05cm" fo:min-width="6.259cm"/>
    </style:style>
    <style:style style:name="gr3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389cm" fo:min-width="7.36cm"/>
    </style:style>
    <style:style style:name="gr4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05cm" fo:min-width="9.557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5cm" fo:min-width="2.65cm"/>
    </style:style>
    <style:style style:name="gr4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2.098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3" style:family="paragraph">
      <loext:graphic-properties draw:fill="none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4" style:family="paragraph">
      <loext:graphic-properties draw:fill="none"/>
      <style:paragraph-properties fo:text-align="center"/>
      <style:text-properties fo:font-size="10pt" fo:letter-spacing="normal"/>
    </style:style>
    <style:style style:name="P5" style:family="paragraph">
      <loext:graphic-properties draw:fill="solid"/>
      <style:paragraph-properties fo:text-align="center"/>
      <style:text-properties fo:font-size="10pt"/>
    </style:style>
    <style:style style:name="P6" style:family="paragraph">
      <loext:graphic-properties draw:fill="none" draw:fill-color="#ffffff" draw:opacity="50%"/>
      <style:paragraph-properties fo:margin-top="0cm" fo:margin-bottom="0cm" fo:text-align="start"/>
      <style:text-properties style:font-name="Bahnschrift Light" fo:font-size="10pt" fo:letter-spacing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color="#000000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 draw:opacity="50%"/>
      <style:paragraph-properties fo:margin-top="0cm" fo:margin-bottom="0cm" fo:text-align="center"/>
      <style:text-properties style:font-name="Bahnschrift Light" fo:font-size="10pt" fo:letter-spacing="normal" fo:font-weight="bold" style:font-weight-asian="bold" style:font-weight-complex="bold"/>
    </style:style>
    <style:style style:name="T1" style:family="text">
      <style:text-properties style:font-name="Bahnschrift Light" fo:font-size="10pt" fo:letter-spacing="normal" style:font-size-asian="14pt" style:font-size-complex="14pt"/>
    </style:style>
    <style:style style:name="T2" style:family="text">
      <style:text-properties style:font-name="Bahnschrift Light" fo:font-size="10pt" fo:letter-spacing="normal" style:font-size-asian="12pt" style:font-size-complex="12pt"/>
    </style:style>
    <style:style style:name="T3" style:family="text">
      <style:text-properties style:font-name="Bahnschrift Light" fo:font-size="10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Bahnschrift Light" fo:font-size="10pt" fo:letter-spacing="normal" style:font-size-asian="12pt" style:font-size-complex="12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Bahnschrift Light" fo:font-size="10pt" fo:letter-spacing="normal" fo:font-style="italic" style:font-size-asian="12pt" style:font-style-asian="italic" style:font-size-complex="12pt" style:font-style-complex="italic"/>
    </style:style>
    <style:style style:name="T8" style:family="text">
      <style:text-properties style:font-name="Bahnschrift Light" fo:font-size="10pt" fo:letter-spacing="normal" fo:font-style="normal" style:font-size-asian="12pt" style:font-style-asian="normal" style:font-size-complex="12pt" style:font-style-complex="normal"/>
    </style:style>
    <style:style style:name="T9" style:family="text">
      <style:text-properties style:font-name="Bahnschrift Light" fo:font-size="10pt" fo:letter-spacing="normal" fo:font-style="italic" style:font-size-asian="14pt" style:font-style-asian="italic" style:font-size-complex="14pt" style:font-style-complex="italic"/>
    </style:style>
    <style:style style:name="T10" style:family="text">
      <style:text-properties style:font-name="Bahnschrift Light" fo:font-size="10pt" fo:letter-spacing="normal" fo:font-style="normal" style:font-size-asian="14pt" style:font-style-asian="normal" style:font-size-complex="14pt" style:font-style-complex="normal"/>
    </style:style>
    <style:style style:name="T11" style:family="text">
      <style:text-properties fo:color="#000000" style:font-name="Bahnschrift Light" fo:font-size="16pt" fo:letter-spacing="normal" style:font-size-asian="22pt" style:font-size-complex="22pt"/>
    </style:style>
    <style:style style:name="T12" style:family="text">
      <style:text-properties style:font-name="Bahnschrift Light" fo:font-size="10pt" fo:letter-spacing="normal" fo:font-weight="bold" style:font-size-asian="12pt" style:font-weight-asian="bold" style:font-size-complex="12pt" style:font-weight-complex="bold"/>
    </style:style>
    <style:style style:name="T13" style:family="text">
      <style:text-properties fo:color="#c9211e" style:font-name="Bahnschrift Light" fo:font-size="10pt" fo:letter-spacing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4.193cm" svg:height="1.655cm" svg:x="7.904cm" svg:y="4.345cm">
          <draw:text-box>
            <text:p text:style-name="P1"><text:span text:style-name="T1">Creazione di una socket appropriata per ciascun servizio definito nel file di configurazione</text:span></text:p>
            <text:p text:style-name="P1"><text:span text:style-name="T1">------------------------------------------</text:span></text:p>
            <text:p text:style-name="P1"><text:span text:style-name="T1">service[].sfd = socket()</text:span></text:p>
            <text:p text:style-name="P1"><text:span text:style-name="T1">bind(service[].sfd)</text:span></text:p>
          </draw:text-box>
        </draw:frame>
        <draw:frame draw:style-name="gr2" draw:text-style-name="P3" draw:layer="layout" svg:width="10.019cm" svg:height="0.953cm" svg:x="9.991cm" svg:y="2.603cm">
          <draw:text-box>
            <text:p text:style-name="P1"><text:span text:style-name="T2">Lettura del file di configurazione inetd.conf e salvataggio delle </text:span></text:p>
            <text:p text:style-name="P1"><text:span text:style-name="T2">Informazioni in struttura dati </text:span><text:span text:style-name="T3">service[]</text:span><text:span text:style-name="T2"> </text:span></text:p>
          </draw:text-box>
        </draw:frame>
        <draw:custom-shape draw:style-name="gr3" draw:text-style-name="P4" draw:layer="layout" svg:width="6.81cm" svg:height="1.5cm" svg:x="11.6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4.324cm" svg:height="0.747cm" svg:x="13.049cm" svg:y="7.353cm">
          <draw:text-box>
            <text:p text:style-name="P1"><text:span text:style-name="T1"><text:s/></text:span><text:span text:style-name="T1">service[].protocol == <text:s text:c="2"/>tcp</text:span></text:p>
          </draw:text-box>
        </draw:frame>
        <draw:line draw:style-name="gr5" draw:text-style-name="P5" draw:layer="layout" svg:x1="15cm" svg:y1="1.7cm" svg:x2="15cm" svg:y2="2.5cm">
          <text:p/>
        </draw:line>
        <draw:line draw:style-name="gr5" draw:text-style-name="P5" draw:layer="layout" svg:x1="15cm" svg:y1="6.1cm" svg:x2="15cm" svg:y2="6.9cm">
          <text:p/>
        </draw:line>
        <draw:line draw:style-name="gr6" draw:text-style-name="P5" draw:layer="layout" svg:x1="11.3cm" svg:y1="7.8cm" svg:x2="10.2cm" svg:y2="7.8cm">
          <text:p/>
        </draw:line>
        <draw:line draw:style-name="gr5" draw:text-style-name="P5" draw:layer="layout" svg:x1="10.2cm" svg:y1="7.8cm" svg:x2="10.2cm" svg:y2="7.8cm">
          <text:p/>
        </draw:line>
        <draw:line draw:style-name="gr5" draw:text-style-name="P5" draw:layer="layout" svg:x1="10.2cm" svg:y1="7.8cm" svg:x2="10.2cm" svg:y2="8.3cm">
          <text:p/>
        </draw:line>
        <draw:frame draw:style-name="gr7" draw:text-style-name="P3" draw:layer="layout" svg:width="1.34cm" svg:height="0.747cm" svg:x="9.588cm" svg:y="7.104cm">
          <draw:text-box>
            <text:p text:style-name="P1"><text:span text:style-name="T1">TRUE</text:span></text:p>
          </draw:text-box>
        </draw:frame>
        <draw:frame draw:style-name="gr8" draw:text-style-name="P3" draw:layer="layout" svg:width="3.512cm" svg:height="0.747cm" svg:x="8.396cm" svg:y="8.4cm">
          <draw:text-box>
            <text:p text:style-name="P1"><text:span text:style-name="T4">listen(</text:span><text:span text:style-name="T1">service[].sfd)</text:span></text:p>
          </draw:text-box>
        </draw:frame>
        <draw:line draw:style-name="gr6" draw:text-style-name="P5" draw:layer="layout" svg:x1="10.2cm" svg:y1="9cm" svg:x2="10.2cm" svg:y2="9.5cm">
          <text:p/>
        </draw:line>
        <draw:line draw:style-name="gr6" draw:text-style-name="P5" draw:layer="layout" svg:x1="19.7cm" svg:y1="7.8cm" svg:x2="18.6cm" svg:y2="7.8cm">
          <text:p/>
        </draw:line>
        <draw:line draw:style-name="gr6" draw:text-style-name="P5" draw:layer="layout" svg:x1="19.7cm" svg:y1="7.8cm" svg:x2="19.7cm" svg:y2="9.5cm">
          <text:p/>
        </draw:line>
        <draw:frame draw:style-name="gr9" draw:text-style-name="P3" draw:layer="layout" svg:width="1.552cm" svg:height="0.747cm" svg:x="18.889cm" svg:y="7.105cm">
          <draw:text-box>
            <text:p text:style-name="P1"><text:span text:style-name="T1">FALSE</text:span></text:p>
          </draw:text-box>
        </draw:frame>
        <draw:line draw:style-name="gr6" draw:text-style-name="P5" draw:layer="layout" svg:x1="10.2cm" svg:y1="9.5cm" svg:x2="19.7cm" svg:y2="9.5cm">
          <text:p/>
        </draw:line>
        <draw:line draw:style-name="gr5" draw:text-style-name="P5" draw:layer="layout" svg:x1="15cm" svg:y1="9.8cm" svg:x2="15cm" svg:y2="10.6cm">
          <text:p/>
        </draw:line>
        <draw:frame draw:style-name="gr10" draw:text-style-name="P3" draw:layer="layout" svg:width="9.146cm" svg:height="1.304cm" svg:x="10.427cm" svg:y="10.6cm">
          <draw:text-box>
            <text:p text:style-name="P1"><text:span text:style-name="T5">Dichiarazione dell’handler <text:s/>per <text:s/></text:span><text:span text:style-name="T6">la gestione dei </text:span><text:span text:style-name="T5">SIGCHILD </text:span></text:p>
            <text:p text:style-name="P1"><text:span text:style-name="T2">------------------------</text:span></text:p>
            <text:p text:style-name="P1"><text:span text:style-name="T2"><text:s text:c="5"/></text:span><text:span text:style-name="T2">signal(SIGCHLD, handle_signal)</text:span></text:p>
          </draw:text-box>
        </draw:frame>
        <draw:frame draw:style-name="gr11" draw:text-style-name="P2" draw:layer="layout" svg:width="2.614cm" svg:height="0.747cm" svg:x="13.686cm" svg:y="15.5cm">
          <draw:text-box>
            <text:p text:style-name="P1"><text:span text:style-name="T1">select(fd_set)</text:span></text:p>
          </draw:text-box>
        </draw:frame>
        <draw:line draw:style-name="gr5" draw:text-style-name="P5" draw:layer="layout" svg:x1="15cm" svg:y1="14.7cm" svg:x2="15cm" svg:y2="15.5cm">
          <text:p/>
        </draw:line>
        <draw:frame draw:style-name="gr12" draw:text-style-name="P3" draw:layer="layout" svg:width="10.938cm" svg:height="2.006cm" svg:x="9.531cm" svg:y="12.8cm">
          <draw:text-box>
            <text:p text:style-name="P1"><text:span text:style-name="T2">Reset struttura </text:span><text:span text:style-name="T7">fd_set </text:span><text:span text:style-name="T8">ed inserimento dei file descriptor delle socket </text:span><text:span text:style-name="T8"><text:line-break/></text:span><text:span text:style-name="T8">di benvenuto dei servizi attivi <text:s/></text:span></text:p>
            <text:p text:style-name="P1"><text:span text:style-name="T7">-----------------------</text:span></text:p>
            <text:p text:style-name="P1"><text:span text:style-name="T2">FD_ZERO()</text:span><text:span text:style-name="T2"><text:line-break/></text:span><text:span text:style-name="T2">FD_SET() </text:span></text:p>
          </draw:text-box>
        </draw:frame>
        <draw:line draw:style-name="gr5" draw:text-style-name="P5" draw:layer="layout" svg:x1="15cm" svg:y1="11.9cm" svg:x2="15cm" svg:y2="12.7cm">
          <text:p/>
        </draw:line>
        <draw:line draw:style-name="gr5" draw:text-style-name="P5" draw:layer="layout" svg:x1="15cm" svg:y1="3.5cm" svg:x2="15cm" svg:y2="4.3cm">
          <text:p/>
        </draw:line>
        <draw:custom-shape draw:style-name="gr13" draw:text-style-name="P4" draw:layer="layout" svg:width="6.8cm" svg:height="1.5cm" svg:x="11.6cm" svg:y="2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3" draw:layer="layout" svg:width="4.236cm" svg:height="0.75cm" svg:x="12.882cm" svg:y="21.8cm">
          <draw:text-box>
            <text:p text:style-name="P1"><text:span text:style-name="T1">service[i].protocol == tcp</text:span></text:p>
          </draw:text-box>
        </draw:frame>
        <draw:line draw:style-name="gr6" draw:text-style-name="P5" draw:layer="layout" svg:x1="11.3cm" svg:y1="22.2cm" svg:x2="10.2cm" svg:y2="22.2cm">
          <text:p/>
        </draw:line>
        <draw:line draw:style-name="gr5" draw:text-style-name="P5" draw:layer="layout" svg:x1="10.2cm" svg:y1="22.2cm" svg:x2="10.2cm" svg:y2="22.2cm">
          <text:p/>
        </draw:line>
        <draw:line draw:style-name="gr5" draw:text-style-name="P5" draw:layer="layout" svg:x1="10.2cm" svg:y1="22.2cm" svg:x2="10.2cm" svg:y2="22.7cm">
          <text:p/>
        </draw:line>
        <draw:frame draw:style-name="gr7" draw:text-style-name="P3" draw:layer="layout" svg:width="1.34cm" svg:height="0.747cm" svg:x="9.588cm" svg:y="21.504cm">
          <draw:text-box>
            <text:p text:style-name="P1"><text:span text:style-name="T1">TRUE</text:span></text:p>
          </draw:text-box>
        </draw:frame>
        <draw:frame draw:style-name="gr15" draw:text-style-name="P3" draw:layer="layout" svg:width="4.549cm" svg:height="0.747cm" svg:x="7.889cm" svg:y="22.705cm">
          <draw:text-box>
            <text:p text:style-name="P1"><text:span text:style-name="T1">connection_sfd = accept()</text:span></text:p>
          </draw:text-box>
        </draw:frame>
        <draw:line draw:style-name="gr6" draw:text-style-name="P5" draw:layer="layout" svg:x1="10.2cm" svg:y1="23.3cm" svg:x2="10.2cm" svg:y2="23.8cm">
          <text:p/>
        </draw:line>
        <draw:line draw:style-name="gr6" draw:text-style-name="P5" draw:layer="layout" svg:x1="19.7cm" svg:y1="22.2cm" svg:x2="18.6cm" svg:y2="22.2cm">
          <text:p/>
        </draw:line>
        <draw:line draw:style-name="gr6" draw:text-style-name="P5" draw:layer="layout" svg:x1="19.7cm" svg:y1="22.2cm" svg:x2="19.7cm" svg:y2="23.8cm">
          <text:p/>
        </draw:line>
        <draw:frame draw:style-name="gr9" draw:text-style-name="P3" draw:layer="layout" svg:width="1.552cm" svg:height="0.747cm" svg:x="18.889cm" svg:y="21.505cm">
          <draw:text-box>
            <text:p text:style-name="P1"><text:span text:style-name="T1">FALSE</text:span></text:p>
          </draw:text-box>
        </draw:frame>
        <draw:line draw:style-name="gr6" draw:text-style-name="P5" draw:layer="layout" svg:x1="10.2cm" svg:y1="23.8cm" svg:x2="19.7cm" svg:y2="23.8cm">
          <text:p/>
        </draw:line>
        <draw:line draw:style-name="gr5" draw:text-style-name="P5" draw:layer="layout" svg:x1="15cm" svg:y1="23.8cm" svg:x2="15cm" svg:y2="24.6cm">
          <text:p/>
        </draw:line>
        <draw:frame draw:style-name="gr16" draw:text-style-name="P3" draw:layer="layout" svg:width="2.119cm" svg:height="0.747cm" svg:x="13.941cm" svg:y="24.606cm">
          <draw:text-box>
            <text:p text:style-name="P1"><text:span text:style-name="T1">pid = fork()</text:span></text:p>
          </draw:text-box>
        </draw:frame>
        <draw:line draw:style-name="gr5" draw:text-style-name="P5" draw:layer="layout" svg:x1="15cm" svg:y1="25.2cm" svg:x2="15cm" svg:y2="26cm">
          <text:p/>
        </draw:line>
        <draw:custom-shape draw:style-name="gr17" draw:text-style-name="P4" draw:layer="layout" svg:width="4.8cm" svg:height="1.1cm" svg:x="12.6cm" svg:y="2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3" draw:layer="layout" svg:width="1.865cm" svg:height="0.747cm" svg:x="14.068cm" svg:y="26.303cm">
          <draw:text-box>
            <text:p text:style-name="P1"><text:span text:style-name="T1">pid == 0</text:span></text:p>
          </draw:text-box>
        </draw:frame>
        <draw:line draw:style-name="gr6" draw:text-style-name="P5" draw:layer="layout" svg:x1="12.4cm" svg:y1="26.6cm" svg:x2="7.8cm" svg:y2="26.6cm">
          <text:p/>
        </draw:line>
        <draw:line draw:style-name="gr5" draw:text-style-name="P5" draw:layer="layout" svg:x1="8.3cm" svg:y1="26.6cm" svg:x2="8.3cm" svg:y2="26.6cm">
          <text:p/>
        </draw:line>
        <draw:line draw:style-name="gr5" draw:text-style-name="P5" draw:layer="layout" svg:x1="7.8cm" svg:y1="26.6cm" svg:x2="7.8cm" svg:y2="27.4cm">
          <text:p/>
        </draw:line>
        <draw:frame draw:style-name="gr19" draw:text-style-name="P3" draw:layer="layout" svg:width="3.021cm" svg:height="0.953cm" svg:x="6.779cm" svg:y="25.547cm">
          <draw:text-box>
            <text:p text:style-name="P1"><text:span text:style-name="T1">TRUE</text:span><text:span text:style-name="T1"><text:line-break/></text:span><text:span text:style-name="T1">(processo figlio)</text:span></text:p>
          </draw:text-box>
        </draw:frame>
        <draw:line draw:style-name="gr6" draw:text-style-name="P5" draw:layer="layout" svg:x1="20.7cm" svg:y1="26.6cm" svg:x2="17.5cm" svg:y2="26.6cm">
          <text:p/>
        </draw:line>
        <draw:frame draw:style-name="gr20" draw:text-style-name="P3" draw:layer="layout" svg:width="3.144cm" svg:height="1.158cm" svg:x="18.8cm" svg:y="25.642cm">
          <draw:text-box>
            <text:p text:style-name="P1"><text:span text:style-name="T1">FALSE</text:span></text:p>
            <text:p text:style-name="P1"><text:span text:style-name="T1">(processo padre)</text:span></text:p>
          </draw:text-box>
        </draw:frame>
        <draw:custom-shape draw:style-name="gr21" draw:text-style-name="P4" draw:layer="layout" svg:width="5.499cm" svg:height="1.6cm" svg:x="5.052cm" svg:y="2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3" draw:layer="layout" svg:width="4.236cm" svg:height="0.747cm" svg:x="5.683cm" svg:y="27.9cm">
          <draw:text-box>
            <text:p text:style-name="P1"><text:span text:style-name="T1">service[i].protocol == tcp</text:span></text:p>
          </draw:text-box>
        </draw:frame>
        <draw:line draw:style-name="gr6" draw:text-style-name="P5" draw:layer="layout" svg:x1="5.001cm" svg:y1="28.3cm" svg:x2="3.901cm" svg:y2="28.3cm">
          <text:p/>
        </draw:line>
        <draw:line draw:style-name="gr5" draw:text-style-name="P5" draw:layer="layout" svg:x1="4.101cm" svg:y1="28.4cm" svg:x2="4.101cm" svg:y2="28.4cm">
          <text:p/>
        </draw:line>
        <draw:line draw:style-name="gr5" draw:text-style-name="P5" draw:layer="layout" svg:x1="3.901cm" svg:y1="28.3cm" svg:x2="3.901cm" svg:y2="28.8cm">
          <text:p/>
        </draw:line>
        <draw:frame draw:style-name="gr7" draw:text-style-name="P3" draw:layer="layout" svg:width="1.34cm" svg:height="0.747cm" svg:x="3.089cm" svg:y="27.504cm">
          <draw:text-box>
            <text:p text:style-name="P1"><text:span text:style-name="T1">TRUE</text:span></text:p>
          </draw:text-box>
        </draw:frame>
        <draw:line draw:style-name="gr6" draw:text-style-name="P5" draw:layer="layout" svg:x1="3.9cm" svg:y1="29.8cm" svg:x2="3.901cm" svg:y2="30.3cm">
          <text:p/>
        </draw:line>
        <draw:line draw:style-name="gr6" draw:text-style-name="P5" draw:layer="layout" svg:x1="11.751cm" svg:y1="28.3cm" svg:x2="10.651cm" svg:y2="28.3cm">
          <text:p/>
        </draw:line>
        <draw:frame draw:style-name="gr9" draw:text-style-name="P3" draw:layer="layout" svg:width="1.552cm" svg:height="0.747cm" svg:x="10.99cm" svg:y="27.305cm">
          <draw:text-box>
            <text:p text:style-name="P1"><text:span text:style-name="T1">FALSE</text:span></text:p>
          </draw:text-box>
        </draw:frame>
        <draw:line draw:style-name="gr6" draw:text-style-name="P5" draw:layer="layout" svg:x1="3.901cm" svg:y1="30.3cm" svg:x2="11.701cm" svg:y2="30.3cm">
          <text:p/>
        </draw:line>
        <draw:line draw:style-name="gr5" draw:text-style-name="P5" draw:layer="layout" svg:x1="7.801cm" svg:y1="30.3cm" svg:x2="7.801cm" svg:y2="31.1cm">
          <text:p/>
        </draw:line>
        <draw:line draw:style-name="gr5" draw:text-style-name="P5" draw:layer="layout" svg:x1="10.601cm" svg:y1="28.3cm" svg:x2="10.601cm" svg:y2="28.3cm">
          <text:p/>
        </draw:line>
        <draw:line draw:style-name="gr5" draw:text-style-name="P5" draw:layer="layout" svg:x1="11.701cm" svg:y1="28.3cm" svg:x2="11.701cm" svg:y2="28.8cm">
          <text:p/>
        </draw:line>
        <draw:line draw:style-name="gr6" draw:text-style-name="P5" draw:layer="layout" svg:x1="11.7cm" svg:y1="29.5cm" svg:x2="11.701cm" svg:y2="30.3cm">
          <text:p/>
        </draw:line>
        <draw:frame draw:style-name="gr23" draw:text-style-name="P3" draw:layer="layout" svg:width="4.611cm" svg:height="1.4cm" svg:x="1.6cm" svg:y="28.8cm">
          <draw:text-box>
            <text:p text:style-name="P1"><text:span text:style-name="T1">sfd_use = connection_sfd </text:span></text:p>
            <text:p text:style-name="P1"><text:span text:style-name="T1">close(service[i].sfd)</text:span></text:p>
          </draw:text-box>
        </draw:frame>
        <draw:frame draw:style-name="gr24" draw:text-style-name="P3" draw:layer="layout" svg:width="3.969cm" svg:height="0.602cm" svg:x="9.754cm" svg:y="28.9cm">
          <draw:text-box>
            <text:p text:style-name="P1"><text:span text:style-name="T1">sfd_use = service[i].sfd</text:span></text:p>
          </draw:text-box>
        </draw:frame>
        <draw:frame draw:style-name="gr25" draw:text-style-name="P3" draw:layer="layout" svg:width="9.354cm" svg:height="0.953cm" svg:x="3.146cm" svg:y="31.139cm">
          <draw:text-box>
            <text:p text:style-name="P1"><text:span text:style-name="T1">Chiudo stdin, stdout e <text:s/>e stderr <text:s/>e li sostituisco con </text:span><text:span text:style-name="T9">sfd_use</text:span></text:p>
            <text:p text:style-name="P1"><text:span text:style-name="T1"/></text:p>
          </draw:text-box>
        </draw:frame>
        <draw:line draw:style-name="gr5" draw:text-style-name="P5" draw:layer="layout" svg:x1="7.769cm" svg:y1="31.7cm" svg:x2="7.77cm" svg:y2="32.5cm">
          <text:p/>
        </draw:line>
        <draw:frame draw:style-name="gr26" draw:text-style-name="P3" draw:layer="layout" svg:width="9.104cm" svg:height="1.655cm" svg:x="3.248cm" svg:y="32.6cm">
          <draw:text-box>
            <text:p text:style-name="P1"><text:span text:style-name="T10">Sostituisco l’immagine del processo figlio con quella del </text:span><text:span text:style-name="T10"><text:line-break/></text:span><text:span text:style-name="T10">servizio richiesto</text:span></text:p>
            <text:p text:style-name="P1"><text:span text:style-name="T10">-----------------------------------</text:span><text:span text:style-name="T10"><text:line-break/></text:span><text:span text:style-name="T10">execle()</text:span></text:p>
          </draw:text-box>
        </draw:frame>
        <draw:line draw:style-name="gr5" draw:text-style-name="P5" draw:layer="layout" svg:x1="19.601cm" svg:y1="26.6cm" svg:x2="19.601cm" svg:y2="26.6cm">
          <text:p/>
        </draw:line>
        <draw:line draw:style-name="gr5" draw:text-style-name="P5" draw:layer="layout" svg:x1="20.7cm" svg:y1="26.6cm" svg:x2="20.7cm" svg:y2="27.4cm">
          <text:p/>
        </draw:line>
        <draw:custom-shape draw:style-name="gr27" draw:text-style-name="P4" draw:layer="layout" svg:width="5.598cm" svg:height="1.6cm" svg:x="17.903cm" svg:y="2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3" draw:layer="layout" svg:width="4.295cm" svg:height="0.747cm" svg:x="18.555cm" svg:y="27.9cm">
          <draw:text-box>
            <text:p text:style-name="P1"><text:span text:style-name="T1"><text:s/></text:span><text:span text:style-name="T1">service[i].protocol == tcp</text:span></text:p>
          </draw:text-box>
        </draw:frame>
        <draw:line draw:style-name="gr6" draw:text-style-name="P5" draw:layer="layout" svg:x1="17.7cm" svg:y1="28.3cm" svg:x2="16.6cm" svg:y2="28.3cm">
          <text:p/>
        </draw:line>
        <draw:line draw:style-name="gr5" draw:text-style-name="P5" draw:layer="layout" svg:x1="16.202cm" svg:y1="28.9cm" svg:x2="16.202cm" svg:y2="28.9cm">
          <text:p/>
        </draw:line>
        <draw:frame draw:style-name="gr9" draw:text-style-name="P3" draw:layer="layout" svg:width="1.552cm" svg:height="0.747cm" svg:x="23.548cm" svg:y="27.5cm">
          <draw:text-box>
            <text:p text:style-name="P1"><text:span text:style-name="T1">FALSE</text:span></text:p>
          </draw:text-box>
        </draw:frame>
        <draw:line draw:style-name="gr6" draw:text-style-name="P5" draw:layer="layout" svg:x1="16.6cm" svg:y1="29.5cm" svg:x2="16.6cm" svg:y2="30.1cm">
          <text:p/>
        </draw:line>
        <draw:line draw:style-name="gr6" draw:text-style-name="P5" draw:layer="layout" svg:x1="24.1cm" svg:y1="28.3cm" svg:x2="23.6cm" svg:y2="28.3cm">
          <text:p/>
        </draw:line>
        <draw:frame draw:style-name="gr7" draw:text-style-name="P3" draw:layer="layout" svg:width="1.34cm" svg:height="0.747cm" svg:x="15.5cm" svg:y="27.553cm">
          <draw:text-box>
            <text:p text:style-name="P1"><text:span text:style-name="T1">TRUE</text:span></text:p>
          </draw:text-box>
        </draw:frame>
        <draw:line draw:style-name="gr6" draw:text-style-name="P5" draw:layer="layout" svg:x1="16.6cm" svg:y1="30.1cm" svg:x2="24.1cm" svg:y2="30.1cm">
          <text:p/>
        </draw:line>
        <draw:line draw:style-name="gr5" draw:text-style-name="P5" draw:layer="layout" svg:x1="20.7cm" svg:y1="30.1cm" svg:x2="20.7cm" svg:y2="30.9cm">
          <text:p/>
        </draw:line>
        <draw:line draw:style-name="gr5" draw:text-style-name="P5" draw:layer="layout" svg:x1="20.702cm" svg:y1="28.3cm" svg:x2="20.702cm" svg:y2="28.3cm">
          <text:p/>
        </draw:line>
        <draw:line draw:style-name="gr5" draw:text-style-name="P5" draw:layer="layout" svg:x1="16.6cm" svg:y1="28.3cm" svg:x2="16.6cm" svg:y2="28.8cm">
          <text:p/>
        </draw:line>
        <draw:line draw:style-name="gr6" draw:text-style-name="P5" draw:layer="layout" svg:x1="24.1cm" svg:y1="28.3cm" svg:x2="24.1cm" svg:y2="30.1cm">
          <text:p/>
        </draw:line>
        <draw:frame draw:style-name="gr29" draw:text-style-name="P6" draw:layer="layout" svg:width="3.965cm" svg:height="0.747cm" svg:x="14.6cm" svg:y="28.853cm">
          <draw:text-box>
            <text:p text:style-name="P1"><text:span text:style-name="T1">close (connection_sfd)</text:span></text:p>
          </draw:text-box>
        </draw:frame>
        <draw:frame draw:style-name="gr30" draw:text-style-name="P3" draw:layer="layout" svg:width="10.439cm" svg:height="2.006cm" svg:x="12.5cm" svg:y="33.1cm">
          <draw:text-box>
            <text:p text:style-name="P1"><text:span text:style-name="T1">Salvo in struttura dati il PID del figlio e rimuovo dalla </text:span><text:span text:style-name="T1"><text:line-break/></text:span><text:span text:style-name="T1">struttura </text:span><text:span text:style-name="T9">fd_set </text:span><text:span text:style-name="T10"><text:s/>il file descriptor della socket di benvenuto </text:span><text:span text:style-name="T10"><text:line-break/></text:span><text:span text:style-name="T10">del servizio richiesto</text:span></text:p>
            <text:p text:style-name="P1"><text:span text:style-name="T10">----------------------------</text:span><text:span text:style-name="T1"> </text:span></text:p>
            <text:p text:style-name="P1"><text:span text:style-name="T1">FD_CLR(service[i].sfd)</text:span></text:p>
          </draw:text-box>
        </draw:frame>
        <draw:line draw:style-name="gr6" draw:text-style-name="P5" draw:layer="layout" svg:x1="20.7cm" svg:y1="35.9cm" svg:x2="20.7cm" svg:y2="36.4cm">
          <text:p/>
        </draw:line>
        <draw:frame draw:style-name="gr31" draw:text-style-name="P3" draw:layer="layout" svg:width="10.112cm" svg:height="1.195cm" svg:x="9.944cm" svg:y="19.5cm">
          <draw:text-box>
            <text:p text:style-name="P1"><text:span text:style-name="T2">Viene identificata la socket di benvenuto contattata dal client </text:span></text:p>
            <text:p text:style-name="P1"><text:span text:style-name="T2">ed il servizio da esso richiesto (definito come </text:span><text:span text:style-name="T7">service[i]</text:span><text:span text:style-name="T2">)</text:span></text:p>
          </draw:text-box>
        </draw:frame>
        <draw:line draw:style-name="gr5" draw:text-style-name="P5" draw:layer="layout" svg:x1="15cm" svg:y1="20.4cm" svg:x2="15cm" svg:y2="21.2cm">
          <text:p/>
        </draw:line>
        <draw:line draw:style-name="gr6" draw:text-style-name="P5" draw:layer="layout" svg:x1="20.7cm" svg:y1="36.4cm" svg:x2="26.8cm" svg:y2="36.4cm">
          <text:p/>
        </draw:line>
        <draw:line draw:style-name="gr6" draw:text-style-name="P5" draw:layer="layout" svg:x1="26.8cm" svg:y1="12.5cm" svg:x2="26.8cm" svg:y2="36.4cm">
          <text:p/>
        </draw:line>
        <draw:line draw:style-name="gr5" draw:text-style-name="P5" draw:layer="layout" svg:x1="26.8cm" svg:y1="12.5cm" svg:x2="15.5cm" svg:y2="12.45cm">
          <text:p/>
        </draw:line>
        <draw:custom-shape draw:style-name="gr27" draw:text-style-name="P4" draw:layer="layout" svg:width="5.6cm" svg:height="1.6cm" svg:x="17.9cm" svg:y="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3" draw:layer="layout" svg:width="4.282cm" svg:height="0.747cm" svg:x="18.559cm" svg:y="31.5cm">
          <draw:text-box>
            <text:p text:style-name="P1"><text:span text:style-name="T1"><text:s/></text:span><text:span text:style-name="T1">service[i].mode == wait</text:span></text:p>
          </draw:text-box>
        </draw:frame>
        <draw:line draw:style-name="gr6" draw:text-style-name="P5" draw:layer="layout" svg:x1="24.2cm" svg:y1="31.8cm" svg:x2="23.7cm" svg:y2="31.8cm">
          <text:p/>
        </draw:line>
        <draw:line draw:style-name="gr5" draw:text-style-name="P5" draw:layer="layout" svg:x1="16.212cm" svg:y1="33.3cm" svg:x2="16.212cm" svg:y2="33.3cm">
          <text:p/>
        </draw:line>
        <draw:frame draw:style-name="gr9" draw:text-style-name="P3" draw:layer="layout" svg:width="1.552cm" svg:height="0.747cm" svg:x="23.848cm" svg:y="30.753cm">
          <draw:text-box>
            <text:p text:style-name="P1"><text:span text:style-name="T1">FALSE</text:span></text:p>
          </draw:text-box>
        </draw:frame>
        <draw:line draw:style-name="gr6" draw:text-style-name="P5" draw:layer="layout" svg:x1="24.212cm" svg:y1="31.8cm" svg:x2="24.2cm" svg:y2="35.9cm">
          <text:p/>
        </draw:line>
        <draw:line draw:style-name="gr6" draw:text-style-name="P5" draw:layer="layout" svg:x1="17.8cm" svg:y1="31.8cm" svg:x2="16.7cm" svg:y2="31.8cm">
          <text:p/>
        </draw:line>
        <draw:frame draw:style-name="gr7" draw:text-style-name="P3" draw:layer="layout" svg:width="1.34cm" svg:height="0.747cm" svg:x="15.46cm" svg:y="30.9cm">
          <draw:text-box>
            <text:p text:style-name="P1"><text:span text:style-name="T1">TRUE</text:span></text:p>
          </draw:text-box>
        </draw:frame>
        <draw:line draw:style-name="gr6" draw:text-style-name="P5" draw:layer="layout" svg:x1="16.7cm" svg:y1="35.9cm" svg:x2="24.2cm" svg:y2="35.9cm">
          <text:p/>
        </draw:line>
        <draw:line draw:style-name="gr5" draw:text-style-name="P5" draw:layer="layout" svg:x1="23.012cm" svg:y1="33.3cm" svg:x2="23.012cm" svg:y2="33.3cm">
          <text:p/>
        </draw:line>
        <draw:line draw:style-name="gr5" draw:text-style-name="P5" draw:layer="layout" svg:x1="16.7cm" svg:y1="31.8cm" svg:x2="16.7cm" svg:y2="33.1cm">
          <text:p/>
        </draw:line>
        <draw:line draw:style-name="gr6" draw:text-style-name="P5" draw:layer="layout" svg:x1="16.7cm" svg:y1="35.2cm" svg:x2="16.7cm" svg:y2="35.9cm">
          <text:p/>
        </draw:line>
        <draw:line draw:style-name="gr5" draw:text-style-name="P5" draw:layer="layout" svg:x1="7.8cm" svg:y1="34.2cm" svg:x2="7.8cm" svg:y2="35cm">
          <text:p/>
        </draw:line>
        <draw:custom-shape draw:style-name="gr33" draw:text-style-name="P7" draw:layer="layout" svg:width="0.594cm" svg:height="0.594cm" svg:x="14.703cm" svg:y="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8cm" svg:height="1.5cm" svg:x="11.611cm" svg:y="17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3" draw:layer="layout" svg:width="4.943cm" svg:height="0.747cm" svg:x="12.54cm" svg:y="17.553cm">
          <draw:text-box>
            <text:p text:style-name="P1"><text:span text:style-name="T1">select() interrotta da SIGNAL</text:span></text:p>
          </draw:text-box>
        </draw:frame>
        <draw:line draw:style-name="gr6" draw:text-style-name="P5" draw:layer="layout" svg:x1="11.6cm" svg:y1="17.9cm" svg:x2="6.7cm" svg:y2="17.9cm">
          <text:p/>
        </draw:line>
        <draw:line draw:style-name="gr5" draw:text-style-name="P5" draw:layer="layout" svg:x1="6.7cm" svg:y1="12.5cm" svg:x2="14.3cm" svg:y2="12.5cm">
          <text:p/>
        </draw:line>
        <draw:frame draw:style-name="gr7" draw:text-style-name="P3" draw:layer="layout" svg:width="1.34cm" svg:height="0.747cm" svg:x="9.4cm" svg:y="17.2cm">
          <draw:text-box>
            <text:p text:style-name="P1"><text:span text:style-name="T1">TRUE</text:span></text:p>
          </draw:text-box>
        </draw:frame>
        <draw:frame draw:style-name="gr9" draw:text-style-name="P3" draw:layer="layout" svg:width="1.552cm" svg:height="0.747cm" svg:x="15.216cm" svg:y="18.653cm">
          <draw:text-box>
            <text:p text:style-name="P1"><text:span text:style-name="T1">FALSE</text:span></text:p>
          </draw:text-box>
        </draw:frame>
        <draw:line draw:style-name="gr5" draw:text-style-name="P5" draw:layer="layout" svg:x1="14.993cm" svg:y1="16.1cm" svg:x2="14.993cm" svg:y2="16.9cm">
          <text:p/>
        </draw:line>
        <draw:line draw:style-name="gr5" draw:text-style-name="P5" draw:layer="layout" svg:x1="15cm" svg:y1="18.7cm" svg:x2="15cm" svg:y2="19.5cm">
          <text:p/>
        </draw:line>
        <draw:frame draw:style-name="gr35" draw:text-style-name="P8" draw:layer="layout" svg:width="0.966cm" svg:height="0.814cm" svg:x="7.4cm" svg:y="34.786cm">
          <draw:text-box>
            <text:p><text:span text:style-name="T11">...</text:span></text:p>
          </draw:text-box>
        </draw:frame>
        <draw:line draw:style-name="gr6" draw:text-style-name="P9" draw:layer="layout" svg:x1="6.7cm" svg:y1="17.9cm" svg:x2="6.7cm" svg:y2="12.5cm">
          <text:p/>
        </draw:line>
        <draw:line draw:style-name="gr5" draw:text-style-name="P5" draw:layer="layout" svg:x1="13.011cm" svg:y1="50.7cm" svg:x2="13.011cm" svg:y2="50.7cm">
          <text:p/>
        </draw:line>
        <draw:custom-shape draw:style-name="gr36" draw:text-style-name="P10" draw:layer="layout" svg:width="0.6cm" svg:height="0.6cm" svg:x="14.9cm" svg:y="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2" draw:layer="layout" svg:width="1.721cm" svg:height="0.775cm" svg:x="14.14cm" svg:y="41.6cm">
          <draw:text-box>
            <text:p text:style-name="P11"><text:span text:style-name="T12">SIGNAL</text:span></text:p>
          </draw:text-box>
        </draw:frame>
        <draw:frame draw:style-name="gr38" draw:text-style-name="P3" draw:layer="layout" svg:width="6.759cm" svg:height="1.304cm" svg:x="7.241cm" svg:y="45.1cm">
          <draw:text-box>
            <text:p text:style-name="P1"><text:span text:style-name="T13">Ottengo il PID del figlio che l’ha scatenato</text:span></text:p>
            <text:p text:style-name="P1"><text:span text:style-name="T2">------------------------</text:span></text:p>
            <text:p text:style-name="P1"><text:span text:style-name="T2">wait()</text:span></text:p>
          </draw:text-box>
        </draw:frame>
        <draw:frame draw:style-name="gr39" draw:text-style-name="P3" draw:layer="layout" svg:width="7.86cm" svg:height="1.304cm" svg:x="6.74cm" svg:y="47.461cm">
          <draw:text-box>
            <text:p text:style-name="P1"><text:span text:style-name="T2">Ricerco nella struttura dati il servizio di tipo wait</text:span></text:p>
            <text:p text:style-name="P1"><text:span text:style-name="T2"><text:s/></text:span><text:span text:style-name="T2">di cui il processo figlio si stava occupando</text:span></text:p>
            <text:p text:style-name="P1"><text:span text:style-name="T2"><text:s/></text:span></text:p>
          </draw:text-box>
        </draw:frame>
        <draw:line draw:style-name="gr5" draw:text-style-name="P5" draw:layer="layout" svg:x1="10.6cm" svg:y1="46.5cm" svg:x2="10.6cm" svg:y2="47.3cm">
          <text:p/>
        </draw:line>
        <draw:line draw:style-name="gr5" draw:text-style-name="P5" draw:layer="layout" svg:x1="15cm" svg:y1="42.2cm" svg:x2="15cm" svg:y2="43cm">
          <text:p/>
        </draw:line>
        <draw:line draw:style-name="gr5" draw:text-style-name="P5" draw:layer="layout" svg:x1="10.6cm" svg:y1="48.5cm" svg:x2="10.6cm" svg:y2="49.3cm">
          <text:p/>
        </draw:line>
        <draw:frame draw:style-name="gr40" draw:text-style-name="P3" draw:layer="layout" svg:width="10.057cm" svg:height="2.357cm" svg:x="5.6cm" svg:y="49.4cm">
          <draw:text-box>
            <text:p text:style-name="P1"><text:span text:style-name="T2">Riaggiungo alla struttura fd_set il file descriptor della socket di</text:span></text:p>
            <text:p text:style-name="P1"><text:span text:style-name="T2"><text:s/></text:span><text:span text:style-name="T2">benvenuto del servizio trovato e rimuovo il valore PID</text:span></text:p>
            <text:p text:style-name="P1"><text:span text:style-name="T2">memorizzato nella struttura</text:span></text:p>
            <text:p text:style-name="P1"><text:span text:style-name="T2">-------------------------------</text:span></text:p>
            <text:p text:style-name="P1"><text:span text:style-name="T2">FD_SET()</text:span></text:p>
            <text:p text:style-name="P1"><text:span text:style-name="T2"><text:s/></text:span></text:p>
          </draw:text-box>
        </draw:frame>
        <draw:line draw:style-name="gr5" draw:text-style-name="P5" draw:layer="layout" svg:x1="10.6cm" svg:y1="53.3cm" svg:x2="14.7cm" svg:y2="53.3cm">
          <text:p/>
        </draw:line>
        <draw:custom-shape draw:style-name="gr41" draw:text-style-name="P4" draw:layer="layout" svg:width="6.3cm" svg:height="1.5cm" svg:x="11.9cm" svg:y="43.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3" draw:layer="layout" svg:width="2.809cm" svg:height="0.747cm" svg:x="13.646cm" svg:y="43.513cm">
          <draw:text-box>
            <text:p text:style-name="P1"><text:span text:style-name="T1">E’ un SIGCHILD</text:span></text:p>
          </draw:text-box>
        </draw:frame>
        <draw:line draw:style-name="gr6" draw:text-style-name="P5" draw:layer="layout" svg:x1="11.7cm" svg:y1="43.91cm" svg:x2="10.6cm" svg:y2="43.91cm">
          <text:p/>
        </draw:line>
        <draw:line draw:style-name="gr5" draw:text-style-name="P5" draw:layer="layout" svg:x1="10.6cm" svg:y1="43.91cm" svg:x2="10.6cm" svg:y2="43.91cm">
          <text:p/>
        </draw:line>
        <draw:line draw:style-name="gr5" draw:text-style-name="P5" draw:layer="layout" svg:x1="10.6cm" svg:y1="43.91cm" svg:x2="10.6cm" svg:y2="45cm">
          <text:p/>
        </draw:line>
        <draw:line draw:style-name="gr6" draw:text-style-name="P5" draw:layer="layout" svg:x1="19.7cm" svg:y1="43.91cm" svg:x2="18.6cm" svg:y2="43.91cm">
          <text:p/>
        </draw:line>
        <draw:frame draw:style-name="gr20" draw:text-style-name="P3" draw:layer="layout" svg:width="3.144cm" svg:height="1.158cm" svg:x="18.256cm" svg:y="42.8cm">
          <draw:text-box>
            <text:p text:style-name="P1"><text:span text:style-name="T1">FALSO</text:span></text:p>
          </draw:text-box>
        </draw:frame>
        <draw:line draw:style-name="gr5" draw:text-style-name="P5" draw:layer="layout" svg:x1="19.701cm" svg:y1="43.91cm" svg:x2="19.701cm" svg:y2="43.91cm">
          <text:p/>
        </draw:line>
        <draw:line draw:style-name="gr5" draw:text-style-name="P5" draw:layer="layout" svg:x1="19.7cm" svg:y1="53.3cm" svg:x2="15.7cm" svg:y2="53.29cm">
          <text:p/>
        </draw:line>
        <draw:frame draw:style-name="gr20" draw:text-style-name="P3" draw:layer="layout" svg:width="3.144cm" svg:height="1.158cm" svg:x="9.656cm" svg:y="43.3cm">
          <draw:text-box>
            <text:p text:style-name="P1"><text:span text:style-name="T1">VERO</text:span></text:p>
          </draw:text-box>
        </draw:frame>
        <draw:line draw:style-name="gr6" draw:text-style-name="P9" draw:layer="layout" svg:x1="10.6cm" svg:y1="51.5cm" svg:x2="10.6cm" svg:y2="53.3cm">
          <text:p/>
        </draw:line>
        <draw:line draw:style-name="gr6" draw:text-style-name="P9" draw:layer="layout" svg:x1="19.7cm" svg:y1="43.9cm" svg:x2="19.7cm" svg:y2="53.3cm">
          <text:p/>
        </draw:line>
        <draw:line draw:style-name="gr6" draw:text-style-name="P9" draw:layer="layout" svg:x1="14.9cm" svg:y1="53cm" svg:x2="15.5cm" svg:y2="53.6cm">
          <text:p/>
        </draw:line>
        <draw:line draw:style-name="gr6" draw:text-style-name="P9" draw:layer="layout" svg:x1="15.6cm" svg:y1="53cm" svg:x2="14.9cm" svg:y2="53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11:46:27.233000000</meta:creation-date>
    <dc:date>2019-12-20T16:25:20.858000000</dc:date>
    <meta:editing-duration>PT1H20M59S</meta:editing-duration>
    <meta:editing-cycles>15</meta:editing-cycles>
    <meta:generator>LibreOffice/6.3.1.2$Windows_X86_64 LibreOffice_project/b79626edf0065ac373bd1df5c28bd630b4424273</meta:generator>
    <meta:document-statistic meta:object-count="136"/>
  </office:meta>
</office:document-meta>
</file>